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.7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1.0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1.1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1.7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3.28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.216cm" svg:height="2.435cm" svg:x="1.391cm" svg:y="2.544cm">
          <text:p text:style-name="P1">Pathway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88cm" svg:height="1.1cm" svg:x="7.191cm" svg:y="1.366cm">
          <text:p text:style-name="P1">Pathway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3.188cm" svg:height="1.1cm" svg:x="7.191cm" svg:y="1.366cm">
          <text:p text:style-name="P1">Pathway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3.188cm" svg:height="1.1cm" svg:x="7.136cm" svg:y="5.19cm">
          <text:p text:style-name="P1">Pathway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3.188cm" svg:height="1.101cm" svg:x="7.218cm" svg:y="3.382cm">
          <text:p text:style-name="P1">Pathway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4.607cm" svg:y1="3.761cm" svg:x2="7.191cm" svg:y2="1.916cm" draw:start-shape="id1" draw:start-glue-point="1" draw:end-shape="id2" svg:d="m4607 3761c1939 0 648-1845 2584-1845">
          <text:p text:style-name="P3"/>
        </draw:connector>
        <draw:connector draw:style-name="gr3" draw:text-style-name="P2" draw:layer="layout" draw:type="curve" svg:x1="4.607cm" svg:y1="3.761cm" svg:x2="7.191cm" svg:y2="1.916cm" draw:start-shape="id1" draw:start-glue-point="1" draw:end-shape="id2" draw:end-glue-point="3" svg:d="m4607 3761c1939 0 648-1845 2584-1845">
          <text:p text:style-name="P3"/>
        </draw:connector>
        <draw:frame draw:style-name="gr4" draw:text-style-name="P3" draw:layer="layout" svg:width="2.432cm" svg:height="1.051cm" svg:x="4.442cm" svg:y="1.654cm">
          <draw:text-box>
            <text:p text:style-name="P3">Gen1</text:p>
          </draw:text-box>
        </draw:frame>
        <draw:connector draw:style-name="gr3" draw:text-style-name="P2" draw:layer="layout" draw:type="curve" svg:x1="4.607cm" svg:y1="3.761cm" svg:x2="7.218cm" svg:y2="3.932cm" draw:start-shape="id1" draw:start-glue-point="1" draw:end-shape="id3" svg:d="m4607 3761c1959 0 654 171 2611 171">
          <text:p text:style-name="P3"/>
        </draw:connector>
        <draw:connector draw:style-name="gr3" draw:text-style-name="P2" draw:layer="layout" draw:type="curve" svg:x1="4.607cm" svg:y1="3.761cm" svg:x2="7.136cm" svg:y2="5.74cm" draw:start-shape="id1" draw:end-shape="id4" draw:end-glue-point="3" svg:d="m4607 3761c1897 0 633 1979 2529 1979">
          <text:p text:style-name="P3"/>
        </draw:connector>
        <draw:custom-shape draw:style-name="gr1" draw:text-style-name="P2" draw:layer="layout" svg:width="3.366cm" svg:height="2.495cm" svg:x="12.197cm" svg:y="2.379cm">
          <text:p text:style-name="P1">Pathway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3.336cm" svg:height="1.127cm" svg:x="19.388cm" svg:y="1.199cm">
          <text:p text:style-name="P1">Pathway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3.337cm" svg:height="1.127cm" svg:x="19.274cm" svg:y="5.089cm">
          <text:p text:style-name="P1">Pathway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3.337cm" svg:height="1.127cm" svg:x="19.331cm" svg:y="3.211cm">
          <text:p text:style-name="P1">Pathway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id="id5" draw:layer="layout" svg:width="2.051cm" svg:height="0.962cm" svg:x="15.736cm" svg:y="2.352cm">
          <draw:text-box>
            <text:p text:style-name="P3">Gen1</text:p>
          </draw:text-box>
        </draw:frame>
        <draw:frame draw:style-name="gr5" draw:text-style-name="P3" draw:layer="layout" svg:width="2.051cm" svg:height="0.962cm" svg:x="15.736cm" svg:y="3.049cm">
          <draw:text-box>
            <text:p text:style-name="P3">Gen2</text:p>
          </draw:text-box>
        </draw:frame>
        <draw:frame draw:style-name="gr6" draw:text-style-name="P3" draw:layer="layout" svg:width="2.229cm" svg:height="0.962cm" svg:x="15.735cm" svg:y="4.203cm">
          <draw:text-box>
            <text:p text:style-name="P3">Gen n</text:p>
          </draw:text-box>
        </draw:frame>
        <draw:connector draw:style-name="gr3" draw:text-style-name="P2" draw:layer="layout" draw:type="curve" svg:x1="17.787cm" svg:y1="2.833cm" svg:x2="19.388cm" svg:y2="1.762cm" draw:start-shape="id5" draw:start-glue-point="1" draw:end-shape="id6" svg:d="m17787 2833c1201 0 401-1071 1601-1071">
          <text:p text:style-name="P3"/>
        </draw:connector>
        <draw:connector draw:style-name="gr3" draw:text-style-name="P2" draw:layer="layout" draw:type="curve" svg:x1="17.787cm" svg:y1="2.833cm" svg:x2="19.331cm" svg:y2="3.774cm" draw:start-shape="id5" draw:end-shape="id7" svg:d="m17787 2833c1158 0 386 941 1544 941">
          <text:p text:style-name="P3"/>
        </draw:connector>
        <draw:connector draw:style-name="gr3" draw:text-style-name="P2" draw:layer="layout" draw:type="curve" svg:x1="17.787cm" svg:y1="2.833cm" svg:x2="19.274cm" svg:y2="5.652cm" draw:start-shape="id5" draw:start-glue-point="1" draw:end-shape="id8" draw:end-glue-point="3" svg:d="m17787 2833c1114 0 371 2819 1487 2819">
          <text:p text:style-name="P3"/>
        </draw:connector>
        <draw:frame draw:style-name="gr7" draw:text-style-name="P3" draw:layer="layout" svg:width="4.395cm" svg:height="1.051cm" svg:x="1.886cm" svg:y="6.578cm">
          <draw:text-box>
            <text:p text:style-name="P3">Basic Case</text:p>
          </draw:text-box>
        </draw:frame>
        <draw:frame draw:style-name="gr8" draw:text-style-name="P3" draw:layer="layout" svg:width="4.972cm" svg:height="0.962cm" svg:x="12.6cm" svg:y="6.564cm">
          <draw:text-box>
            <text:p text:style-name="P3">Advanced C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20T10:43:37</meta:creation-date>
    <dc:date>2009-02-20T11:50:01</dc:date>
    <meta:editing-cycles>4</meta:editing-cycles>
    <meta:editing-duration>PT1H6M25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